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officeooo:rsid="00194d5e" officeooo:paragraph-rsid="00194d5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b498c" officeooo:paragraph-rsid="001b498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194d5e" officeooo:paragraph-rsid="00194d5e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weight="normal" officeooo:rsid="00194d5e" officeooo:paragraph-rsid="00194d5e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fo:font-weight="normal" officeooo:rsid="001b498c" officeooo:paragraph-rsid="001b498c" style:font-size-asian="16pt" style:font-weight-asian="normal" style:font-size-complex="16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fo:font-size="16pt" style:font-size-asian="16pt" style:font-size-complex="16pt"/>
    </style:style>
    <style:style style:name="P7" style:family="paragraph" style:parent-style-name="Table_20_Contents">
      <style:paragraph-properties fo:text-align="justify" style:justify-single-word="false"/>
      <style:text-properties fo:font-size="16pt" officeooo:rsid="00194d5e" officeooo:paragraph-rsid="00194d5e" style:font-size-asian="16pt" style:font-size-complex="16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text-properties fo:font-size="16pt" style:font-size-asian="16pt" style:font-size-complex="16pt"/>
    </style:style>
    <style:style style:name="P10" style:family="paragraph" style:parent-style-name="Text_20_body">
      <style:paragraph-properties fo:text-align="justify" style:justify-single-word="false"/>
      <style:text-properties fo:font-size="16pt" style:font-size-asian="16pt" style:font-size-complex="16pt"/>
    </style:style>
    <style:style style:name="P11" style:family="paragraph" style:parent-style-name="Text_20_body">
      <style:paragraph-properties fo:text-align="justify" style:justify-single-word="false"/>
      <style:text-properties fo:font-size="16pt" fo:font-weight="bold" officeooo:rsid="001b498c" officeooo:paragraph-rsid="001b498c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ize="16pt" fo:font-weight="normal" officeooo:rsid="001b498c" officeooo:paragraph-rsid="001b498c" style:font-size-asian="16pt" style:font-weight-asian="normal" style:font-size-complex="16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AT, VULNERABILITY AND RISK</text:p>
      <text:p text:style-name="P1"/>
      <text:p text:style-name="P1">THREAT :</text:p>
      <text:p text:style-name="P1"/>
      <text:p text:style-name="P4">a threat is a living being or nonliving thing that can cause trouble, damage or harm. Group of terrorists, murderer, gang of thieves, contagious diseases, a virus, natural disasters such as hurricanes, floods, tsunami, etc. can be all described as threats.</text:p>
      <text:p text:style-name="P3"/>
      <text:p text:style-name="P1">VULNERABILITY :</text:p>
      <text:p text:style-name="P3"/>
      <text:p text:style-name="P4">Vulnerability is some weakness in us that leave us open to harm or damage. It is a flaw that a malicious attacker could use to cause damage. It is only when there is a vulnerability that a there is a threat to our security. </text:p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THREAT</text:p>
          </table:table-cell>
          <table:table-cell table:style-name="Table1.B1" office:value-type="string">
            <text:p text:style-name="P7">VULNERABILITY</text:p>
          </table:table-cell>
        </table:table-row>
        <table:table-row>
          <table:table-cell table:style-name="Table1.A2" office:value-type="string">
            <text:p text:style-name="P10"><text:span text:style-name="Strong_20_Emphasis">Threat</text:span> is a person or thing likely to cause damage or danger.</text:p>
            <text:p text:style-name="P6"/>
          </table:table-cell>
          <table:table-cell table:style-name="Table1.B2" office:value-type="string">
            <text:p text:style-name="P10"><text:span text:style-name="Strong_20_Emphasis">Vulnerability </text:span>refers to being open to attack or damage.</text:p>
            <text:p text:style-name="P6"/>
          </table:table-cell>
        </table:table-row>
        <table:table-row>
          <table:table-cell table:style-name="Table1.A2" office:value-type="string">
            <text:p text:style-name="P10"><text:span text:style-name="Strong_20_Emphasis">Threat</text:span> is danger by someone else.</text:p>
            <text:p text:style-name="P6"/>
          </table:table-cell>
          <table:table-cell table:style-name="Table1.B2" office:value-type="string">
            <text:p text:style-name="P10"><text:span text:style-name="Strong_20_Emphasis">Vulnerability </text:span>is a flaw or weakness in us.</text:p>
            <text:p text:style-name="P6"/>
          </table:table-cell>
        </table:table-row>
        <table:table-row>
          <table:table-cell table:style-name="Table1.A2" office:value-type="string">
            <text:p text:style-name="P10"><text:span text:style-name="Strong_20_Emphasis">Threat</text:span> cannot be controlled.</text:p>
            <text:p text:style-name="P6"/>
          </table:table-cell>
          <table:table-cell table:style-name="Table1.B2" office:value-type="string">
            <text:p text:style-name="P10"><text:span text:style-name="Strong_20_Emphasis">Vulnerability </text:span>can be remedied.</text:p>
            <text:p text:style-name="P6"/>
          </table:table-cell>
        </table:table-row>
      </table:table>
      <text:p text:style-name="P4"/>
      <text:p text:style-name="P2"/>
      <text:p text:style-name="P11">Common types of software flaws that lead to vulnerabilities include: </text:p>
      <text:p text:style-name="P5">Memory safety violations, such as: Buffer overflows</text:p>
      <text:p text:style-name="P5">Input validation errors, such as: SQL injection</text:p>
      <text:p text:style-name="P5">Race conditions, such as: Time-of-check-to-time-of-use bugs</text:p>
      <text:p text:style-name="P5">Cross-Site Scripting, server misconfiguration, sensitive data transmit in plain text </text:p>
      <text:p text:style-name="P5"/>
      <text:p text:style-name="P2"/>
      <text:p text:style-name="P2"/>
      <text:p text:style-name="P2"><text:soft-page-break/>RISK :</text:p>
      <text:p text:style-name="P2"/>
      <text:p text:style-name="P12">Risk – The potential for loss, damage or destruction of an asset as a result of a threat exploiting a vulnerability.</text:p>
      <text:p text:style-name="P8"><text:span text:style-name="Emphasis"><text:span text:style-name="T3">Risk is the intersection of assets, threats, and vulnerabilities.</text:span></text:span></text:p>
      <text:p text:style-name="P8"><text:span text:style-name="Emphasis"><text:span text:style-name="Strong_20_Emphasis"><text:span text:style-name="T1">A + T + V = R</text:span></text:span></text:span></text:p>
      <text:p text:style-name="P9">That is, Asset + Threat + Vulnerability = Risk.</text:p>
      <text:p text:style-name="P9">Risk is a function of threats exploiting vulnerabilities to obtain, damage or destroy assets. Thus, threats may exist, but if there are no vulnerabilities then there is little/no risk. Similarly, you can have a vulnerability, but if you have no threat, then you have little/no risk.</text:p>
      <text:p text:style-name="P8"><text:span text:style-name="Emphasis"><text:span text:style-name="T3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22:35:30.483250960</meta:creation-date>
    <dc:date>2020-05-14T22:53:13.409415149</dc:date>
    <meta:editing-duration>PT17M41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2" meta:paragraph-count="24" meta:word-count="271" meta:character-count="1641" meta:non-whitespace-character-count="1390"/>
  </office:meta>
</office:document-meta>
</file>